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/>
    <style:font-face style:name="標楷體1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表格3" style:family="table" style:master-page-name="MP0">
      <style:table-properties style:width="24.62cm" style:rel-width="100%" fo:margin-left="0cm" style:page-number="auto" table:align="left"/>
    </style:style>
    <style:style style:name="表格3.A" style:family="table-column">
      <style:table-column-properties style:column-width="2.096cm" style:rel-column-width="1188*"/>
    </style:style>
    <style:style style:name="表格3.B" style:family="table-column">
      <style:table-column-properties style:column-width="3.108cm" style:rel-column-width="1762*"/>
    </style:style>
    <style:style style:name="表格3.C" style:family="table-column">
      <style:table-column-properties style:column-width="2.999cm" style:rel-column-width="1700*"/>
    </style:style>
    <style:style style:name="表格3.D" style:family="table-column">
      <style:table-column-properties style:column-width="2.801cm" style:rel-column-width="1588*"/>
    </style:style>
    <style:style style:name="表格3.E" style:family="table-column">
      <style:table-column-properties style:column-width="1.499cm" style:rel-column-width="850*"/>
    </style:style>
    <style:style style:name="表格3.F" style:family="table-column">
      <style:table-column-properties style:column-width="2.402cm" style:rel-column-width="1362*"/>
    </style:style>
    <style:style style:name="表格3.G" style:family="table-column">
      <style:table-column-properties style:column-width="2.69cm" style:rel-column-width="1525*"/>
    </style:style>
    <style:style style:name="表格3.J" style:family="table-column">
      <style:table-column-properties style:column-width="2.528cm" style:rel-column-width="1433*"/>
    </style:style>
    <style:style style:name="表格3.1" style:family="table-row">
      <style:table-row-properties style:min-row-height="0.099cm"/>
    </style:style>
    <style:style style:name="表格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3.D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5" style:family="table-row">
      <style:table-row-properties style:min-row-height="1.238cm"/>
    </style:style>
    <style:style style:name="表格3.D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表格3.E5" style:family="table-cell">
      <style:table-cell-properties style:vertical-align="middle" fo:padding-left="0.191cm" fo:padding-right="0.191cm" fo:padding-top="0cm" fo:padding-bottom="0cm" fo:border="0.5pt solid #000000" fo:wrap-option="no-wrap" style:writing-mode="lr-tb"/>
    </style:style>
    <style:style style:name="表格3.F5" style:family="table-cell">
      <style:table-cell-properties style:vertical-align="middle" fo:padding-left="0.191cm" fo:padding-right="0.191cm" fo:padding-top="0cm" fo:padding-bottom="0cm" fo:border="0.5pt solid #000000" fo:wrap-option="no-wrap" style:writing-mode="lr-tb"/>
    </style:style>
    <style:style style:name="表格3.G5" style:family="table-cell">
      <style:table-cell-properties style:vertical-align="middle" fo:padding-left="0.191cm" fo:padding-right="0.191cm" fo:padding-top="0cm" fo:padding-bottom="0cm" fo:border="0.5pt solid #000000" fo:wrap-option="no-wrap" style:writing-mode="lr-tb"/>
    </style:style>
    <style:style style:name="表格3.H5" style:family="table-cell">
      <style:table-cell-properties style:vertical-align="middle" fo:padding-left="0.191cm" fo:padding-right="0.191cm" fo:padding-top="0cm" fo:padding-bottom="0cm" fo:border="0.5pt solid #000000" fo:wrap-option="no-wrap" style:writing-mode="lr-tb"/>
    </style:style>
    <style:style style:name="表格3.I5" style:family="table-cell">
      <style:table-cell-properties style:vertical-align="middle" fo:padding-left="0.191cm" fo:padding-right="0.191cm" fo:padding-top="0cm" fo:padding-bottom="0cm" fo:border="0.5pt solid #000000" fo:wrap-option="no-wrap" style:writing-mode="lr-tb"/>
    </style:style>
    <style:style style:name="表格3.J5" style:family="table-cell">
      <style:table-cell-properties style:vertical-align="middle" fo:padding-left="0.191cm" fo:padding-right="0.191cm" fo:padding-top="0cm" fo:padding-bottom="0cm" fo:border="0.5pt solid #000000" fo:wrap-option="no-wrap" style:writing-mode="lr-tb"/>
    </style:style>
    <style:style style:name="表格3.F6" style:family="table-cell">
      <style:table-cell-properties style:vertical-align="middle" fo:padding-left="0.191cm" fo:padding-right="0.191cm" fo:padding-top="0cm" fo:padding-bottom="0cm" fo:border="0.5pt solid #000000" fo:wrap-option="no-wrap" style:writing-mode="lr-tb"/>
    </style:style>
    <style:style style:name="表格3.G6" style:family="table-cell">
      <style:table-cell-properties style:vertical-align="middle" fo:padding-left="0.191cm" fo:padding-right="0.191cm" fo:padding-top="0cm" fo:padding-bottom="0cm" fo:border="0.5pt solid #000000" fo:wrap-option="no-wrap" style:writing-mode="lr-tb"/>
    </style:style>
    <style:style style:name="表格3.H6" style:family="table-cell">
      <style:table-cell-properties style:vertical-align="middle" fo:padding-left="0.191cm" fo:padding-right="0.191cm" fo:padding-top="0cm" fo:padding-bottom="0cm" fo:border="0.5pt solid #000000" fo:wrap-option="no-wrap" style:writing-mode="lr-tb"/>
    </style:style>
    <style:style style:name="表格3.I6" style:family="table-cell">
      <style:table-cell-properties style:vertical-align="middle" fo:padding-left="0.191cm" fo:padding-right="0.191cm" fo:padding-top="0cm" fo:padding-bottom="0cm" fo:border="0.5pt solid #000000" fo:wrap-option="no-wrap" style:writing-mode="lr-tb"/>
    </style:style>
    <style:style style:name="表格3.J6" style:family="table-cell">
      <style:table-cell-properties style:vertical-align="middle" fo:padding-left="0.191cm" fo:padding-right="0.191cm" fo:padding-top="0cm" fo:padding-bottom="0cm" fo:border="0.5pt solid #000000" fo:wrap-option="no-wrap" style:writing-mode="lr-tb"/>
    </style:style>
    <style:style style:name="表格3.F7" style:family="table-cell">
      <style:table-cell-properties style:vertical-align="middle" fo:padding-left="0.191cm" fo:padding-right="0.191cm" fo:padding-top="0cm" fo:padding-bottom="0cm" fo:border="0.5pt solid #000000" fo:wrap-option="no-wrap" style:writing-mode="lr-tb"/>
    </style:style>
    <style:style style:name="表格3.G7" style:family="table-cell">
      <style:table-cell-properties style:vertical-align="middle" fo:padding-left="0.191cm" fo:padding-right="0.191cm" fo:padding-top="0cm" fo:padding-bottom="0cm" fo:border="0.5pt solid #000000" fo:wrap-option="no-wrap" style:writing-mode="lr-tb"/>
    </style:style>
    <style:style style:name="表格3.H7" style:family="table-cell">
      <style:table-cell-properties style:vertical-align="middle" fo:padding-left="0.191cm" fo:padding-right="0.191cm" fo:padding-top="0cm" fo:padding-bottom="0cm" fo:border="0.5pt solid #000000" fo:wrap-option="no-wrap" style:writing-mode="lr-tb"/>
    </style:style>
    <style:style style:name="表格3.I7" style:family="table-cell">
      <style:table-cell-properties style:vertical-align="middle" fo:padding-left="0.191cm" fo:padding-right="0.191cm" fo:padding-top="0cm" fo:padding-bottom="0cm" fo:border="0.5pt solid #000000" fo:wrap-option="no-wrap" style:writing-mode="lr-tb"/>
    </style:style>
    <style:style style:name="表格3.J7" style:family="table-cell">
      <style:table-cell-properties style:vertical-align="middle" fo:padding-left="0.191cm" fo:padding-right="0.191cm" fo:padding-top="0cm" fo:padding-bottom="0cm" fo:border="0.5pt solid #000000" fo:wrap-option="no-wrap" style:writing-mode="lr-tb"/>
    </style:style>
    <style:style style:name="表格3.A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3.E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3.F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表格3.G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表格3.H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表格3.I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表格3.J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表格3.A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3.B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3.C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3.D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3.E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3.A1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3.B1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3.C1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3.D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3.E1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3.A1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3.E1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3.A1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3.E1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2" style:family="table" style:master-page-name="MP0">
      <style:table-properties style:width="24.62cm" style:rel-width="100%" fo:margin-left="0cm" style:page-number="auto" table:align="left"/>
    </style:style>
    <style:style style:name="表格2.A" style:family="table-column">
      <style:table-column-properties style:column-width="2.096cm" style:rel-column-width="1188*"/>
    </style:style>
    <style:style style:name="表格2.B" style:family="table-column">
      <style:table-column-properties style:column-width="3.108cm" style:rel-column-width="1762*"/>
    </style:style>
    <style:style style:name="表格2.C" style:family="table-column">
      <style:table-column-properties style:column-width="2.999cm" style:rel-column-width="1700*"/>
    </style:style>
    <style:style style:name="表格2.D" style:family="table-column">
      <style:table-column-properties style:column-width="2.801cm" style:rel-column-width="1588*"/>
    </style:style>
    <style:style style:name="表格2.E" style:family="table-column">
      <style:table-column-properties style:column-width="1.499cm" style:rel-column-width="850*"/>
    </style:style>
    <style:style style:name="表格2.F" style:family="table-column">
      <style:table-column-properties style:column-width="2.402cm" style:rel-column-width="1362*"/>
    </style:style>
    <style:style style:name="表格2.G" style:family="table-column">
      <style:table-column-properties style:column-width="2.69cm" style:rel-column-width="1525*"/>
    </style:style>
    <style:style style:name="表格2.J" style:family="table-column">
      <style:table-column-properties style:column-width="2.528cm" style:rel-column-width="1433*"/>
    </style:style>
    <style:style style:name="表格2.1" style:family="table-row">
      <style:table-row-properties style:min-row-height="0.099cm"/>
    </style:style>
    <style:style style:name="表格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2.D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5" style:family="table-row">
      <style:table-row-properties style:min-row-height="1.238cm"/>
    </style:style>
    <style:style style:name="表格2.D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表格2.E5" style:family="table-cell">
      <style:table-cell-properties style:vertical-align="middle" fo:padding-left="0.191cm" fo:padding-right="0.191cm" fo:padding-top="0cm" fo:padding-bottom="0cm" fo:border="0.5pt solid #000000" fo:wrap-option="no-wrap" style:writing-mode="lr-tb"/>
    </style:style>
    <style:style style:name="表格2.F5" style:family="table-cell">
      <style:table-cell-properties style:vertical-align="middle" fo:padding-left="0.191cm" fo:padding-right="0.191cm" fo:padding-top="0cm" fo:padding-bottom="0cm" fo:border="0.5pt solid #000000" fo:wrap-option="no-wrap" style:writing-mode="lr-tb"/>
    </style:style>
    <style:style style:name="表格2.G5" style:family="table-cell">
      <style:table-cell-properties style:vertical-align="middle" fo:padding-left="0.191cm" fo:padding-right="0.191cm" fo:padding-top="0cm" fo:padding-bottom="0cm" fo:border="0.5pt solid #000000" fo:wrap-option="no-wrap" style:writing-mode="lr-tb"/>
    </style:style>
    <style:style style:name="表格2.H5" style:family="table-cell">
      <style:table-cell-properties style:vertical-align="middle" fo:padding-left="0.191cm" fo:padding-right="0.191cm" fo:padding-top="0cm" fo:padding-bottom="0cm" fo:border="0.5pt solid #000000" fo:wrap-option="no-wrap" style:writing-mode="lr-tb"/>
    </style:style>
    <style:style style:name="表格2.I5" style:family="table-cell">
      <style:table-cell-properties style:vertical-align="middle" fo:padding-left="0.191cm" fo:padding-right="0.191cm" fo:padding-top="0cm" fo:padding-bottom="0cm" fo:border="0.5pt solid #000000" fo:wrap-option="no-wrap" style:writing-mode="lr-tb"/>
    </style:style>
    <style:style style:name="表格2.J5" style:family="table-cell">
      <style:table-cell-properties style:vertical-align="middle" fo:padding-left="0.191cm" fo:padding-right="0.191cm" fo:padding-top="0cm" fo:padding-bottom="0cm" fo:border="0.5pt solid #000000" fo:wrap-option="no-wrap" style:writing-mode="lr-tb"/>
    </style:style>
    <style:style style:name="表格2.F6" style:family="table-cell">
      <style:table-cell-properties style:vertical-align="middle" fo:padding-left="0.191cm" fo:padding-right="0.191cm" fo:padding-top="0cm" fo:padding-bottom="0cm" fo:border="0.5pt solid #000000" fo:wrap-option="no-wrap" style:writing-mode="lr-tb"/>
    </style:style>
    <style:style style:name="表格2.G6" style:family="table-cell">
      <style:table-cell-properties style:vertical-align="middle" fo:padding-left="0.191cm" fo:padding-right="0.191cm" fo:padding-top="0cm" fo:padding-bottom="0cm" fo:border="0.5pt solid #000000" fo:wrap-option="no-wrap" style:writing-mode="lr-tb"/>
    </style:style>
    <style:style style:name="表格2.H6" style:family="table-cell">
      <style:table-cell-properties style:vertical-align="middle" fo:padding-left="0.191cm" fo:padding-right="0.191cm" fo:padding-top="0cm" fo:padding-bottom="0cm" fo:border="0.5pt solid #000000" fo:wrap-option="no-wrap" style:writing-mode="lr-tb"/>
    </style:style>
    <style:style style:name="表格2.I6" style:family="table-cell">
      <style:table-cell-properties style:vertical-align="middle" fo:padding-left="0.191cm" fo:padding-right="0.191cm" fo:padding-top="0cm" fo:padding-bottom="0cm" fo:border="0.5pt solid #000000" fo:wrap-option="no-wrap" style:writing-mode="lr-tb"/>
    </style:style>
    <style:style style:name="表格2.J6" style:family="table-cell">
      <style:table-cell-properties style:vertical-align="middle" fo:padding-left="0.191cm" fo:padding-right="0.191cm" fo:padding-top="0cm" fo:padding-bottom="0cm" fo:border="0.5pt solid #000000" fo:wrap-option="no-wrap" style:writing-mode="lr-tb"/>
    </style:style>
    <style:style style:name="表格2.F7" style:family="table-cell">
      <style:table-cell-properties style:vertical-align="middle" fo:padding-left="0.191cm" fo:padding-right="0.191cm" fo:padding-top="0cm" fo:padding-bottom="0cm" fo:border="0.5pt solid #000000" fo:wrap-option="no-wrap" style:writing-mode="lr-tb"/>
    </style:style>
    <style:style style:name="表格2.G7" style:family="table-cell">
      <style:table-cell-properties style:vertical-align="middle" fo:padding-left="0.191cm" fo:padding-right="0.191cm" fo:padding-top="0cm" fo:padding-bottom="0cm" fo:border="0.5pt solid #000000" fo:wrap-option="no-wrap" style:writing-mode="lr-tb"/>
    </style:style>
    <style:style style:name="表格2.H7" style:family="table-cell">
      <style:table-cell-properties style:vertical-align="middle" fo:padding-left="0.191cm" fo:padding-right="0.191cm" fo:padding-top="0cm" fo:padding-bottom="0cm" fo:border="0.5pt solid #000000" fo:wrap-option="no-wrap" style:writing-mode="lr-tb"/>
    </style:style>
    <style:style style:name="表格2.I7" style:family="table-cell">
      <style:table-cell-properties style:vertical-align="middle" fo:padding-left="0.191cm" fo:padding-right="0.191cm" fo:padding-top="0cm" fo:padding-bottom="0cm" fo:border="0.5pt solid #000000" fo:wrap-option="no-wrap" style:writing-mode="lr-tb"/>
    </style:style>
    <style:style style:name="表格2.J7" style:family="table-cell">
      <style:table-cell-properties style:vertical-align="middle" fo:padding-left="0.191cm" fo:padding-right="0.191cm" fo:padding-top="0cm" fo:padding-bottom="0cm" fo:border="0.5pt solid #000000" fo:wrap-option="no-wrap" style:writing-mode="lr-tb"/>
    </style:style>
    <style:style style:name="表格2.A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2.E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2.F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表格2.G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表格2.H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表格2.I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表格2.J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fo:wrap-option="no-wrap" style:writing-mode="lr-tb"/>
    </style:style>
    <style:style style:name="表格2.A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2.B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2.C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2.D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2.E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2.A1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2.B1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2.C1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2.D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2.E1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2.A1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2.B1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2.C1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2.D1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2.E1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2.A1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2.E1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2.A1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表格2.E1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Text_20_body">
      <style:paragraph-properties fo:line-height="100%" fo:orphans="2" fo:widows="2"/>
      <style:text-properties fo:color="#000000" style:font-name="標楷體1" fo:font-size="8pt" officeooo:paragraph-rsid="000ccc1f" style:letter-kerning="false" style:font-name-asian="標楷體1" style:font-size-asian="8pt" style:font-name-complex="新細明體" style:font-size-complex="10pt"/>
    </style:style>
    <style:style style:name="P2" style:family="paragraph" style:parent-style-name="Text_20_body">
      <style:paragraph-properties fo:line-height="100%" fo:orphans="2" fo:widows="2"/>
      <style:text-properties fo:color="#000000" style:font-name="標楷體1" fo:font-size="8pt" officeooo:paragraph-rsid="000daed9" style:letter-kerning="false" style:font-name-asian="標楷體1" style:font-size-asian="8pt" style:font-name-complex="新細明體" style:font-size-complex="10pt"/>
    </style:style>
    <style:style style:name="P3" style:family="paragraph" style:parent-style-name="Text_20_body">
      <style:paragraph-properties fo:line-height="100%" fo:orphans="2" fo:widows="2"/>
      <style:text-properties fo:color="#000000" style:font-name="標楷體1" fo:font-size="8pt" officeooo:paragraph-rsid="000f6847" style:letter-kerning="false" style:font-name-asian="標楷體1" style:font-size-asian="8pt" style:font-name-complex="新細明體" style:font-size-complex="10pt"/>
    </style:style>
    <style:style style:name="P4" style:family="paragraph" style:parent-style-name="Text_20_body">
      <style:paragraph-properties fo:line-height="100%" fo:orphans="2" fo:widows="2"/>
      <style:text-properties fo:color="#000000" style:font-name="標楷體1" fo:font-size="8pt" officeooo:paragraph-rsid="0010d4fb" style:letter-kerning="false" style:font-name-asian="標楷體1" style:font-size-asian="8pt" style:font-name-complex="新細明體" style:font-size-complex="10pt"/>
    </style:style>
    <style:style style:name="P5" style:family="paragraph" style:parent-style-name="Text_20_body">
      <style:paragraph-properties fo:line-height="100%" fo:orphans="2" fo:widows="2"/>
      <style:text-properties fo:color="#000000" style:font-name="標楷體1" fo:font-size="8pt" officeooo:paragraph-rsid="0012fa47" style:letter-kerning="false" style:font-name-asian="標楷體1" style:font-size-asian="8pt" style:font-name-complex="新細明體" style:font-size-complex="10pt"/>
    </style:style>
    <style:style style:name="P6" style:family="paragraph" style:parent-style-name="Text_20_body">
      <style:paragraph-properties fo:line-height="100%" fo:text-align="center" style:justify-single-word="false" fo:orphans="2" fo:widows="2"/>
      <style:text-properties fo:color="#000000" style:font-name="標楷體1" fo:font-size="8pt" officeooo:paragraph-rsid="000ccc1f" style:letter-kerning="false" style:font-name-asian="標楷體1" style:font-size-asian="8pt" style:font-name-complex="新細明體" style:font-size-complex="10pt"/>
    </style:style>
    <style:style style:name="P7" style:family="paragraph" style:parent-style-name="Text_20_body">
      <style:paragraph-properties fo:line-height="100%" fo:text-align="center" style:justify-single-word="false" fo:orphans="2" fo:widows="2"/>
      <style:text-properties fo:color="#000000" style:font-name="標楷體1" fo:font-size="8pt" officeooo:paragraph-rsid="0012fa47" style:letter-kerning="false" style:font-name-asian="標楷體1" style:font-size-asian="8pt" style:font-name-complex="新細明體" style:font-size-complex="10pt"/>
    </style:style>
    <style:style style:name="P8" style:family="paragraph" style:parent-style-name="Text_20_body">
      <style:paragraph-properties fo:line-height="100%" fo:text-align="start" style:justify-single-word="false" fo:orphans="2" fo:widows="2"/>
      <style:text-properties fo:color="#000000" style:font-name="標楷體1" fo:font-size="8pt" officeooo:paragraph-rsid="000ccc1f" style:letter-kerning="false" style:font-name-asian="標楷體1" style:font-size-asian="8pt" style:font-name-complex="新細明體" style:font-size-complex="10pt"/>
    </style:style>
    <style:style style:name="P9" style:family="paragraph" style:parent-style-name="Text_20_body">
      <style:paragraph-properties fo:line-height="100%" fo:text-align="start" style:justify-single-word="false" fo:orphans="2" fo:widows="2"/>
      <style:text-properties fo:color="#000000" style:font-name="標楷體1" fo:font-size="8pt" officeooo:paragraph-rsid="0010d4fb" style:letter-kerning="false" style:font-name-asian="標楷體1" style:font-size-asian="8pt" style:font-name-complex="新細明體" style:font-size-complex="10pt"/>
    </style:style>
    <style:style style:name="P10" style:family="paragraph" style:parent-style-name="Text_20_body">
      <style:paragraph-properties fo:line-height="100%" fo:text-align="start" style:justify-single-word="false" fo:orphans="2" fo:widows="2"/>
      <style:text-properties fo:color="#000000" style:font-name="標楷體1" fo:font-size="8pt" officeooo:paragraph-rsid="0012fa47" style:letter-kerning="false" style:font-name-asian="標楷體1" style:font-size-asian="8pt" style:font-name-complex="新細明體" style:font-size-complex="10pt"/>
    </style:style>
    <style:style style:name="P11" style:family="paragraph" style:parent-style-name="Text_20_body">
      <style:paragraph-properties fo:line-height="100%" fo:text-align="start" style:justify-single-word="false" fo:orphans="2" fo:widows="2"/>
      <style:text-properties fo:color="#000000" style:font-name="標楷體1" fo:font-size="8pt" officeooo:rsid="000ab029" officeooo:paragraph-rsid="000daed9" style:letter-kerning="false" style:font-name-asian="標楷體1" style:font-size-asian="8pt" style:font-name-complex="新細明體" style:font-size-complex="10pt"/>
    </style:style>
    <style:style style:name="P12" style:family="paragraph" style:parent-style-name="Text_20_body">
      <style:paragraph-properties fo:line-height="100%" fo:text-align="start" style:justify-single-word="false" fo:orphans="2" fo:widows="2"/>
      <style:text-properties fo:color="#000000" style:font-name="標楷體1" fo:font-size="8pt" officeooo:rsid="000ab029" officeooo:paragraph-rsid="000f6847" style:letter-kerning="false" style:font-name-asian="標楷體1" style:font-size-asian="8pt" style:font-name-complex="新細明體" style:font-size-complex="10pt"/>
    </style:style>
    <style:style style:name="P13" style:family="paragraph" style:parent-style-name="Text_20_body">
      <style:paragraph-properties fo:line-height="100%" fo:text-align="start" style:justify-single-word="false" fo:orphans="2" fo:widows="2"/>
      <style:text-properties fo:color="#000000" style:font-name="標楷體1" fo:font-size="8pt" officeooo:rsid="000ab029" officeooo:paragraph-rsid="0010d4fb" style:letter-kerning="false" style:font-name-asian="標楷體1" style:font-size-asian="8pt" style:font-name-complex="新細明體" style:font-size-complex="10pt"/>
    </style:style>
    <style:style style:name="P14" style:family="paragraph" style:parent-style-name="Text_20_body">
      <style:paragraph-properties fo:line-height="100%" fo:text-align="center" style:justify-single-word="false" fo:orphans="2" fo:widows="2"/>
      <style:text-properties fo:color="#000000" style:font-name="標楷體1" fo:font-size="8pt" fo:font-weight="bold" officeooo:paragraph-rsid="000ccc1f" style:letter-kerning="false" style:font-name-asian="標楷體1" style:font-size-asian="8pt" style:font-weight-asian="bold" style:font-name-complex="新細明體" style:font-size-complex="8pt" style:font-weight-complex="bold"/>
    </style:style>
    <style:style style:name="P15" style:family="paragraph" style:parent-style-name="Text_20_body">
      <style:paragraph-properties fo:line-height="100%" fo:text-align="center" style:justify-single-word="false" fo:orphans="2" fo:widows="2"/>
      <style:text-properties fo:color="#000000" style:font-name="標楷體1" fo:font-size="10pt" fo:font-weight="bold" officeooo:paragraph-rsid="000ccc1f" style:letter-kerning="false" style:font-name-asian="標楷體1" style:font-size-asian="10pt" style:font-weight-asian="bold" style:font-name-complex="新細明體" style:font-size-complex="10pt" style:font-weight-complex="bold"/>
    </style:style>
    <style:style style:name="P16" style:family="paragraph" style:parent-style-name="Text_20_body">
      <style:paragraph-properties fo:line-height="100%" fo:text-align="start" style:justify-single-word="false" fo:orphans="2" fo:widows="2"/>
      <style:text-properties officeooo:paragraph-rsid="0010d4fb"/>
    </style:style>
    <style:style style:name="P17" style:family="paragraph" style:parent-style-name="Text_20_body">
      <style:paragraph-properties fo:line-height="100%" fo:text-align="start" style:justify-single-word="false" fo:orphans="2" fo:widows="2"/>
      <style:text-properties officeooo:paragraph-rsid="0012fa47"/>
    </style:style>
    <style:style style:name="P18" style:family="paragraph" style:parent-style-name="Text_20_body">
      <style:paragraph-properties fo:text-align="start" style:justify-single-word="false"/>
      <style:text-properties fo:font-weight="bold" officeooo:paragraph-rsid="000ccc1f" style:font-weight-asian="bold" style:font-weight-complex="bold"/>
    </style:style>
    <style:style style:name="P19" style:family="paragraph" style:parent-style-name="Text_20_body">
      <style:paragraph-properties fo:line-height="100%" fo:text-align="start" style:justify-single-word="false" fo:orphans="2" fo:widows="2"/>
      <style:text-properties fo:color="#ec9ba4" style:font-name="標楷體1" fo:font-size="10pt" fo:font-weight="bold" officeooo:paragraph-rsid="000ccc1f" style:letter-kerning="false" style:font-name-asian="標楷體1" style:font-size-asian="10pt" style:font-weight-asian="bold" style:font-name-complex="新細明體" style:font-size-complex="10pt" style:font-weight-complex="bold"/>
    </style:style>
    <style:style style:name="P20" style:family="paragraph" style:parent-style-name="Text_20_body">
      <style:paragraph-properties fo:text-align="start" style:justify-single-word="false"/>
      <style:text-properties fo:color="#ec9ba4" style:font-name="標楷體1" fo:font-size="10pt" fo:font-weight="bold" officeooo:rsid="000ab029" officeooo:paragraph-rsid="000ccc1f" style:letter-kerning="false" style:font-name-asian="標楷體1" style:font-size-asian="10pt" style:font-weight-asian="bold" style:font-name-complex="新細明體" style:font-size-complex="10pt" style:font-weight-complex="bold"/>
    </style:style>
    <style:style style:name="P21" style:family="paragraph" style:parent-style-name="Text_20_body">
      <style:paragraph-properties fo:line-height="100%" fo:text-align="start" style:justify-single-word="false" fo:orphans="2" fo:widows="2"/>
      <style:text-properties fo:color="#c9211e" style:font-name="標楷體1" fo:font-size="10pt" fo:font-weight="bold" officeooo:paragraph-rsid="000ccc1f" style:letter-kerning="false" style:font-name-asian="標楷體1" style:font-size-asian="10pt" style:font-weight-asian="bold" style:font-name-complex="新細明體" style:font-size-complex="10pt" style:font-weight-complex="bold"/>
    </style:style>
    <style:style style:name="P22" style:family="paragraph" style:parent-style-name="Text_20_body">
      <style:paragraph-properties fo:line-height="100%" fo:text-align="center" style:justify-single-word="false" fo:orphans="2" fo:widows="2" fo:break-before="page" style:writing-mode="lr-tb"/>
      <style:text-properties fo:color="#000000" style:font-name="標楷體1" fo:font-size="10pt" fo:font-weight="bold" officeooo:paragraph-rsid="000ccc1f" style:letter-kerning="false" style:font-name-asian="標楷體1" style:font-size-asian="10pt" style:font-weight-asian="bold" style:font-name-complex="新細明體" style:font-size-complex="10pt"/>
    </style:style>
    <style:style style:name="P23" style:family="paragraph" style:parent-style-name="Standard">
      <style:paragraph-properties fo:line-height="100%"/>
      <style:text-properties officeooo:paragraph-rsid="000daed9"/>
    </style:style>
    <style:style style:name="P24" style:family="paragraph" style:parent-style-name="Standard">
      <style:paragraph-properties fo:line-height="100%" fo:text-align="start" style:justify-single-word="false" fo:orphans="2" fo:widows="2"/>
      <style:text-properties fo:color="#000000" style:font-name="標楷體1" fo:font-size="8pt" officeooo:paragraph-rsid="0010d4fb" style:letter-kerning="false" style:font-name-asian="標楷體1" style:font-size-asian="8pt" style:font-name-complex="新細明體" style:font-size-complex="10pt"/>
    </style:style>
    <style:style style:name="P25" style:family="paragraph" style:parent-style-name="Standard">
      <style:paragraph-properties fo:line-height="100%"/>
      <style:text-properties fo:color="#000000" style:font-name="標楷體1" fo:font-size="12pt" fo:font-weight="bold" officeooo:rsid="000ab029" officeooo:paragraph-rsid="000ccc1f" style:letter-kerning="false" style:font-name-asian="標楷體1" style:font-size-asian="12pt" style:font-weight-asian="bold" style:font-name-complex="新細明體" style:font-size-complex="12pt" style:font-weight-complex="bold"/>
    </style:style>
    <style:style style:name="P26" style:family="paragraph" style:parent-style-name="Standard">
      <style:text-properties officeooo:paragraph-rsid="000ccc1f"/>
    </style:style>
    <style:style style:name="P27" style:family="paragraph" style:parent-style-name="範例文字">
      <style:paragraph-properties fo:text-align="start" style:justify-single-word="false"/>
    </style:style>
    <style:style style:name="P28" style:family="paragraph" style:parent-style-name="範例文字">
      <style:paragraph-properties fo:text-align="start" style:justify-single-word="false"/>
      <style:text-properties officeooo:paragraph-rsid="000ccc1f"/>
    </style:style>
    <style:style style:name="P29" style:family="paragraph" style:parent-style-name="範例文字">
      <style:paragraph-properties fo:text-align="start" style:justify-single-word="false"/>
      <style:text-properties officeooo:paragraph-rsid="000f6847"/>
    </style:style>
    <style:style style:name="P30" style:family="paragraph" style:parent-style-name="範例文字">
      <style:text-properties fo:color="#c9211e"/>
    </style:style>
    <style:style style:name="P31" style:family="paragraph" style:parent-style-name="範例文字">
      <style:paragraph-properties fo:line-height="100%"/>
      <style:text-properties officeooo:paragraph-rsid="000f6847"/>
    </style:style>
    <style:style style:name="P32" style:family="paragraph" style:parent-style-name="範例文字">
      <style:text-properties officeooo:rsid="000f6847" officeooo:paragraph-rsid="000f6847"/>
    </style:style>
    <style:style style:name="P33" style:family="paragraph" style:parent-style-name="範例文字">
      <style:text-properties officeooo:rsid="0010d4fb" officeooo:paragraph-rsid="0010d4fb"/>
    </style:style>
    <style:style style:name="P34" style:family="paragraph" style:parent-style-name="範例文字">
      <style:text-properties officeooo:rsid="0010d4fb" officeooo:paragraph-rsid="0012fa47"/>
    </style:style>
    <style:style style:name="P35" style:family="paragraph" style:parent-style-name="Text_20_body">
      <style:paragraph-properties fo:line-height="100%" fo:text-align="center" style:justify-single-word="false" fo:orphans="2" fo:widows="2"/>
      <style:text-properties fo:color="#000000" style:font-name="標楷體1" fo:font-size="8pt" officeooo:paragraph-rsid="001552df" style:letter-kerning="false" style:font-name-asian="標楷體1" style:font-size-asian="8pt" style:font-name-complex="新細明體" style:font-size-complex="10pt"/>
    </style:style>
    <style:style style:name="P36" style:family="paragraph" style:parent-style-name="Text_20_body">
      <style:paragraph-properties fo:line-height="100%" fo:text-align="start" style:justify-single-word="false" fo:orphans="2" fo:widows="2"/>
      <style:text-properties fo:color="#000000" style:font-name="標楷體1" fo:font-size="8pt" officeooo:paragraph-rsid="001552df" style:letter-kerning="false" style:font-name-asian="標楷體1" style:font-size-asian="8pt" style:font-name-complex="新細明體" style:font-size-complex="10pt"/>
    </style:style>
    <style:style style:name="P37" style:family="paragraph" style:parent-style-name="Text_20_body">
      <style:paragraph-properties fo:line-height="100%" fo:text-align="start" style:justify-single-word="false" fo:orphans="2" fo:widows="2"/>
      <style:text-properties fo:color="#000000" style:font-name="標楷體1" fo:font-size="8pt" officeooo:paragraph-rsid="000ccc1f" style:letter-kerning="false" style:font-name-asian="標楷體1" style:font-size-asian="8pt" style:font-name-complex="新細明體" style:font-size-complex="10pt"/>
    </style:style>
    <style:style style:name="P38" style:family="paragraph" style:parent-style-name="Text_20_body">
      <style:paragraph-properties fo:line-height="100%" fo:text-align="start" style:justify-single-word="false" fo:orphans="2" fo:widows="2"/>
      <style:text-properties fo:color="#000000" style:font-name="標楷體1" fo:font-size="8pt" officeooo:paragraph-rsid="0010d4fb" style:letter-kerning="false" style:font-name-asian="標楷體1" style:font-size-asian="8pt" style:font-name-complex="新細明體" style:font-size-complex="10pt"/>
    </style:style>
    <style:style style:name="P39" style:family="paragraph" style:parent-style-name="Text_20_body">
      <style:paragraph-properties fo:line-height="100%" fo:text-align="start" style:justify-single-word="false" fo:orphans="2" fo:widows="2"/>
      <style:text-properties fo:color="#000000" style:font-name="標楷體1" fo:font-size="8pt" officeooo:paragraph-rsid="0012fa47" style:letter-kerning="false" style:font-name-asian="標楷體1" style:font-size-asian="8pt" style:font-name-complex="新細明體" style:font-size-complex="10pt"/>
    </style:style>
    <style:style style:name="P40" style:family="paragraph" style:parent-style-name="Text_20_body">
      <style:paragraph-properties fo:line-height="100%" fo:text-align="start" style:justify-single-word="false" fo:orphans="2" fo:widows="2"/>
      <style:text-properties officeooo:paragraph-rsid="0012fa47"/>
    </style:style>
    <style:style style:name="P41" style:family="paragraph" style:parent-style-name="Text_20_body">
      <style:paragraph-properties fo:line-height="100%" fo:text-align="start" style:justify-single-word="false" fo:orphans="2" fo:widows="2"/>
      <style:text-properties officeooo:paragraph-rsid="001552df"/>
    </style:style>
    <style:style style:name="P42" style:family="paragraph" style:parent-style-name="Standard">
      <style:text-properties officeooo:paragraph-rsid="001552df"/>
    </style:style>
    <style:style style:name="T1" style:family="text">
      <style:text-properties fo:color="#000000" style:font-name="標楷體1" fo:font-size="8pt" style:letter-kerning="false" style:font-name-asian="標楷體1" style:font-size-asian="8pt" style:font-name-complex="新細明體" style:font-size-complex="10pt"/>
    </style:style>
    <style:style style:name="T2" style:family="text">
      <style:text-properties fo:color="#000000" style:font-name="標楷體1" fo:font-size="8pt" officeooo:rsid="0010d4fb" style:letter-kerning="false" style:font-name-asian="標楷體1" style:font-size-asian="8pt" style:font-name-complex="新細明體" style:font-size-complex="10pt"/>
    </style:style>
    <style:style style:name="T3" style:family="text">
      <style:text-properties fo:color="#ec9ba4"/>
    </style:style>
    <style:style style:name="T4" style:family="text">
      <style:text-properties fo:color="#ec9ba4" style:font-name="標楷體1" fo:font-size="8pt" officeooo:rsid="0010d4fb" style:letter-kerning="false" style:font-name-asian="標楷體1" style:font-size-asian="8pt" style:font-name-complex="新細明體" style:font-size-complex="10pt"/>
    </style:style>
    <style:style style:name="T5" style:family="text">
      <style:text-properties fo:color="#ec9ba4" style:font-name="標楷體" officeooo:rsid="000daed9" style:font-name-asian="標楷體" style:font-name-complex="標楷體" style:font-size-complex="8pt"/>
    </style:style>
    <style:style style:name="T6" style:family="text">
      <style:text-properties fo:color="#ec9ba4" style:font-name="標楷體" officeooo:rsid="000ccc1f" style:font-name-asian="標楷體" style:font-name-complex="標楷體"/>
    </style:style>
    <style:style style:name="T7" style:family="text">
      <style:text-properties fo:color="#ec9ba4" style:font-name="標楷體" fo:font-size="8pt" officeooo:rsid="000daed9" style:letter-kerning="false" style:font-name-asian="標楷體" style:font-size-asian="8pt" style:font-name-complex="標楷體" style:font-size-complex="8pt"/>
    </style:style>
    <style:style style:name="T8" style:family="text">
      <style:text-properties fo:color="#ec9ba4" officeooo:rsid="0010d4fb"/>
    </style:style>
    <style:style style:name="T9" style:family="text">
      <style:text-properties fo:color="#c9211e"/>
    </style:style>
    <style:style style:name="T10" style:family="text">
      <style:text-properties style:font-name="標楷體" officeooo:rsid="000ccc1f" style:font-name-asian="標楷體" style:font-name-complex="標楷體"/>
    </style:style>
    <style:style style:name="T11" style:family="text">
      <style:text-properties officeooo:rsid="000daed9"/>
    </style:style>
    <style:style style:name="T12" style:family="text">
      <style:text-properties officeooo:rsid="0010d4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/>
        <table:table-column table:style-name="表格3.F"/>
        <table:table-column table:style-name="表格3.G"/>
        <table:table-column table:style-name="表格3.A"/>
        <table:table-column table:style-name="表格3.F"/>
        <table:table-column table:style-name="表格3.J"/>
        <table:table-row table:style-name="表格3.1">
          <table:table-cell table:style-name="表格3.A1" table:number-columns-spanned="10" office:value-type="string">
            <text:p text:style-name="P22">預計收存數位物件與權利盤點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3.1">
          <table:table-cell table:style-name="表格3.A1" office:value-type="string">
            <text:p text:style-name="P15">計畫名稱</text:p>
          </table:table-cell>
          <table:table-cell table:style-name="表格3.A1" table:number-columns-spanned="9" office:value-type="string">
            <text:p text:style-name="P21">（請填寫計畫全銜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3.1">
          <table:table-cell table:style-name="表格3.A1" office:value-type="string">
            <text:p text:style-name="P15">申請單位</text:p>
          </table:table-cell>
          <table:table-cell table:style-name="表格3.A1" table:number-columns-spanned="9" office:value-type="string">
            <text:p text:style-name="P21">（請填寫單位全銜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3.1">
          <table:table-cell table:style-name="表格3.A1" office:value-type="string">
            <text:p text:style-name="P14">主題</text:p>
          </table:table-cell>
          <table:table-cell table:style-name="表格3.A1" office:value-type="string">
            <text:p text:style-name="P14">預計收存資料形態</text:p>
          </table:table-cell>
          <table:table-cell table:style-name="表格3.A1" office:value-type="string">
            <text:p text:style-name="P14">國家文化記憶庫<text:line-break/>主題類型（可複選）</text:p>
          </table:table-cell>
          <table:table-cell table:style-name="表格3.D4" office:value-type="string">
            <text:p text:style-name="P14">預計收存<text:line-break/>數位物件內容<text:line-break/></text:p>
          </table:table-cell>
          <table:table-cell table:style-name="表格3.A1" office:value-type="string">
            <text:p text:style-name="P14">預估<text:line-break/>筆數</text:p>
          </table:table-cell>
          <table:table-cell table:style-name="表格3.A1" office:value-type="string">
            <text:p text:style-name="P14">資料來源</text:p>
          </table:table-cell>
          <table:table-cell table:style-name="表格3.A1" office:value-type="string">
            <text:p text:style-name="P14">欲收存項目<text:line-break/>是否涉及<text:line-break/>個資/肖像權</text:p>
          </table:table-cell>
          <table:table-cell table:style-name="表格3.A1" office:value-type="string">
            <text:p text:style-name="P14">資料權利<text:line-break/>預計取得方式</text:p>
          </table:table-cell>
          <table:table-cell table:style-name="表格3.A1" office:value-type="string">
            <text:p text:style-name="P14">詮釋資料<text:line-break/>評估開授權情況</text:p>
          </table:table-cell>
          <table:table-cell table:style-name="表格3.A1" office:value-type="string">
            <text:p text:style-name="P14">數位物件及小圖<text:line-break/>評估開放<text:line-break/>公眾授權情形</text:p>
          </table:table-cell>
        </table:table-row>
        <table:table-row table:style-name="表格3.5">
          <table:table-cell table:style-name="表格3.A1" table:number-rows-spanned="3" office:value-type="string">
            <text:p text:style-name="範例文字"/>
          </table:table-cell>
          <table:table-cell table:style-name="表格3.A1" office:value-type="string">
            <text:p text:style-name="P4">□人物 □活動／事件 <text:span text:style-name="T11">□</text:span>作品／文物 □個人年表 □影音 □踏查路線 □組織 □空間資料 □無形文化資產<text:line-break/>□其他___________</text:p>
          </table:table-cell>
          <table:table-cell table:style-name="表格3.A1" office:value-type="string">
            <text:p text:style-name="P13">□生物生態與環境 <text:span text:style-name="T11">□</text:span>藝術與人文<text:line-break/>□民俗與宗教<text:line-break/>□空間地域與遷徙 <text:span text:style-name="T11">□</text:span>產業經濟<text:line-break/>□多元族群<text:line-break/>□人物團體□其他__</text:p>
          </table:table-cell>
          <table:table-cell table:style-name="表格3.D5" office:value-type="string">
            <text:p text:style-name="P27">_____（立體物件）</text:p>
          </table:table-cell>
          <table:table-cell table:style-name="表格3.E5" office:value-type="string">
            <text:p text:style-name="P18"/>
          </table:table-cell>
          <table:table-cell table:style-name="表格3.F5" office:value-type="string">
            <text:p text:style-name="P8">□自有素材</text:p>
            <text:p text:style-name="P8">□物品借用<text:line-break/>□新拍訪談<text:line-break/>□預計與__單位借調資料<text:line-break/>□其他______</text:p>
          </table:table-cell>
          <table:table-cell table:style-name="表格3.G5" office:value-type="string">
            <text:p text:style-name="P6">□包含個人姓名、電話等私人資料<text:line-break/>□包含個人肖像，<text:line-break/>影中人仍在世<text:line-break/>□包含個人肖像，<text:line-break/>影中人已離世</text:p>
          </table:table-cell>
          <table:table-cell table:style-name="表格3.H5" office:value-type="string">
            <text:p text:style-name="P6">□簽署授權書<text:line-break/>□單位自行創作無授權疑慮<text:line-break/>□其他______</text:p>
          </table:table-cell>
          <table:table-cell table:style-name="表格3.I5" office:value-type="string">
            <text:p text:style-name="P9">□ CC-BY</text:p>
            <text:p text:style-name="P9">□ CC-BY-ND<text:line-break/>□ 其他____</text:p>
          </table:table-cell>
          <table:table-cell table:style-name="表格3.J5" office:value-type="string">
            <text:p text:style-name="P16"><text:span text:style-name="預設段落字型"><text:span text:style-name="T1">□ CC-BY-NC<text:line-break/>□公開瀏覽<text:line-break/>□ 其他____</text:span></text:span></text:p>
          </table:table-cell>
        </table:table-row>
        <table:table-row table:style-name="表格3.5">
          <table:covered-table-cell/>
          <table:table-cell table:style-name="表格3.A1" office:value-type="string">
            <text:p text:style-name="P1">□人物 □活動／事件 □作品／文物 □個人年表 □影音 □踏查路線 □組織 □空間資料 □無形文化資產<text:line-break/>□其他___________</text:p>
          </table:table-cell>
          <table:table-cell table:style-name="表格3.A1" office:value-type="string">
            <text:p text:style-name="P13">□生物生態與環境 □藝術與人文<text:line-break/>□民俗與宗教<text:line-break/>□空間地域與遷徙 <text:span text:style-name="T11">□</text:span>產業經濟<text:line-break/>□多元族群<text:line-break/><text:span text:style-name="T11">□</text:span>人物團體□其他__</text:p>
          </table:table-cell>
          <table:table-cell table:style-name="表格3.D4" office:value-type="string">
            <text:p text:style-name="P28">_____（老照片）<text:line-break/></text:p>
          </table:table-cell>
          <table:table-cell table:style-name="表格3.A1" office:value-type="string">
            <text:p text:style-name="P20"/>
          </table:table-cell>
          <table:table-cell table:style-name="表格3.F6" office:value-type="string">
            <text:p text:style-name="P8">□自有素材</text:p>
            <text:p text:style-name="P8">□物品借用<text:line-break/>□新拍訪談<text:line-break/>□預計與__單位借調資料<text:line-break/>□其他______</text:p>
          </table:table-cell>
          <table:table-cell table:style-name="表格3.G6" office:value-type="string">
            <text:p text:style-name="P6">□包含個人姓名、電話等私人資料<text:line-break/>□包含個人肖像，<text:line-break/>影中人仍在世<text:line-break/>□包含個人肖像，<text:line-break/>影中人已離世</text:p>
          </table:table-cell>
          <table:table-cell table:style-name="表格3.H6" office:value-type="string">
            <text:p text:style-name="P6">□簽署授權書<text:line-break/>□單位自行創作無授權疑慮<text:line-break/>□其他______</text:p>
          </table:table-cell>
          <table:table-cell table:style-name="表格3.I6" office:value-type="string">
            <text:p text:style-name="P9">□ CC-BY</text:p>
            <text:p text:style-name="P9">□ CC-BY-ND<text:line-break/>□ 其他____</text:p>
          </table:table-cell>
          <table:table-cell table:style-name="表格3.J6" office:value-type="string">
            <text:p text:style-name="P16"><text:span text:style-name="預設段落字型"><text:span text:style-name="T1">□ CC-BY-NC<text:line-break/>□公開瀏覽<text:line-break/>□ 其他____</text:span></text:span></text:p>
          </table:table-cell>
        </table:table-row>
        <table:table-row table:style-name="表格3.5">
          <table:covered-table-cell/>
          <table:table-cell table:style-name="表格3.A1" office:value-type="string">
            <text:p text:style-name="P1">□人物 □活動／事件 <text:soft-page-break/>□作品／文物 □個人年表 □影音 □踏查路線 □組織 □空間資料 □無形文化資產<text:line-break/>□其他___________</text:p>
          </table:table-cell>
          <table:table-cell table:style-name="表格3.A1" office:value-type="string">
            <text:p text:style-name="P13">□生物生態與環境 <text:soft-page-break/>□藝術與人文<text:line-break/>□民俗與宗教<text:line-break/>□空間地域與遷徙 <text:span text:style-name="T11">□</text:span>產業經濟<text:line-break/>□多元族群<text:line-break/>□人物團體□其他__</text:p>
          </table:table-cell>
          <table:table-cell table:style-name="表格3.D4" office:value-type="string">
            <text:p text:style-name="範例文字">（現地踏<text:soft-page-break/>查）、_____（老文件）</text:p>
          </table:table-cell>
          <table:table-cell table:style-name="表格3.A1" office:value-type="string">
            <text:p text:style-name="範例文字"/>
          </table:table-cell>
          <table:table-cell table:style-name="表格3.F7" office:value-type="string">
            <text:p text:style-name="P8">□自有素材</text:p>
            <text:p text:style-name="P8"><text:soft-page-break/>□物品借用<text:line-break/>□新拍訪談<text:line-break/>□預計與__單位借調資料<text:line-break/>□其他______</text:p>
          </table:table-cell>
          <table:table-cell table:style-name="表格3.G7" office:value-type="string">
            <text:p text:style-name="P6">□包含個人姓名、<text:soft-page-break/>電話等私人資料<text:line-break/>□包含個人肖像，<text:line-break/>影中人仍在世<text:line-break/>□包含個人肖像，<text:line-break/>影中人已離世</text:p>
          </table:table-cell>
          <table:table-cell table:style-name="表格3.H7" office:value-type="string">
            <text:p text:style-name="P6">□簽署授權書<text:line-break/><text:soft-page-break/>□單位自行創作無授權疑慮<text:line-break/>□其他______</text:p>
          </table:table-cell>
          <table:table-cell table:style-name="表格3.I7" office:value-type="string">
            <text:p text:style-name="P9">□ CC-BY</text:p>
            <text:p text:style-name="P9"><text:soft-page-break/>□ CC-BY-ND<text:line-break/>□ 其他____</text:p>
          </table:table-cell>
          <table:table-cell table:style-name="表格3.J7" office:value-type="string">
            <text:p text:style-name="P16"><text:span text:style-name="預設段落字型"><text:span text:style-name="T1">□ CC-BY-NC<text:line-break/></text:span></text:span><text:soft-page-break/><text:span text:style-name="預設段落字型"><text:span text:style-name="T1">□公開瀏覽<text:line-break/>□ 其他____</text:span></text:span></text:p>
          </table:table-cell>
        </table:table-row>
        <table:table-row table:style-name="表格3.5">
          <table:table-cell table:style-name="表格3.A8" table:number-columns-spanned="4" office:value-type="string">
            <text:p text:style-name="P25">主題小計</text:p>
          </table:table-cell>
          <table:covered-table-cell/>
          <table:covered-table-cell/>
          <table:covered-table-cell/>
          <table:table-cell table:style-name="表格3.E8" office:value-type="string">
            <text:p text:style-name="P33">筆</text:p>
          </table:table-cell>
          <table:table-cell table:style-name="表格3.F8" office:value-type="string">
            <text:p text:style-name="P8"/>
          </table:table-cell>
          <table:table-cell table:style-name="表格3.G8" office:value-type="string">
            <text:p text:style-name="P6"/>
          </table:table-cell>
          <table:table-cell table:style-name="表格3.H8" office:value-type="string">
            <text:p text:style-name="P6"/>
          </table:table-cell>
          <table:table-cell table:style-name="表格3.I8" office:value-type="string">
            <text:p text:style-name="P24"><text:s/>CC-BY<text:span text:style-name="T3"> </text:span><text:span text:style-name="預設段落字型"><text:span text:style-name="T12">___</text:span></text:span><text:span text:style-name="預設段落字型">筆</text:span></text:p>
            <text:p text:style-name="P9">CC-BY-ND <text:span text:style-name="預設段落字型">___筆</text:span><text:line-break/>其他___ _<text:span text:style-name="預設段落字型">___筆</text:span></text:p>
          </table:table-cell>
          <table:table-cell table:style-name="表格3.J8" office:value-type="string">
            <text:p text:style-name="P16"><text:span text:style-name="預設段落字型"><text:span text:style-name="T1">CC-BY-NC </text:span></text:span><text:span text:style-name="預設段落字型"><text:span text:style-name="T2">___</text:span></text:span><text:span text:style-name="預設段落字型"><text:span text:style-name="T1">筆 公開瀏覽 ___筆<text:line-break/>其他____ ___筆</text:span></text:span></text:p>
          </table:table-cell>
        </table:table-row>
        <table:table-row table:style-name="表格3.5">
          <table:table-cell table:style-name="表格3.A10" table:number-rows-spanned="2" office:value-type="string">
            <text:p text:style-name="P23"/>
          </table:table-cell>
          <table:table-cell table:style-name="表格3.B10" office:value-type="string">
            <text:p text:style-name="P1">□人物 □活動／事件 □作品／文物 □個人年表 □影音 □踏查路線 □組織 □空間資料 □無形文化資產<text:line-break/>□其他___________</text:p>
          </table:table-cell>
          <table:table-cell table:style-name="表格3.C10" office:value-type="string">
            <text:p text:style-name="P13">□生物生態與環境 □藝術與人文<text:line-break/>□民俗與宗教<text:line-break/>□空間地域與遷徙 <text:span text:style-name="T11">□</text:span>產業經濟<text:line-break/>□多元族群<text:line-break/><text:span text:style-name="T11">□</text:span>人物團體□其他__</text:p>
          </table:table-cell>
          <table:table-cell table:style-name="表格3.D10" office:value-type="string">
            <text:p text:style-name="範例文字"/>
          </table:table-cell>
          <table:table-cell table:style-name="表格3.E10" office:value-type="string">
            <text:p text:style-name="範例文字"/>
          </table:table-cell>
          <table:table-cell table:style-name="表格3.F8" office:value-type="string">
            <text:p text:style-name="P8">□自有素材</text:p>
            <text:p text:style-name="P8">□物品借用<text:line-break/>□新拍訪談<text:line-break/>□預計與__單位借調資料<text:line-break/>□其他______</text:p>
          </table:table-cell>
          <table:table-cell table:style-name="表格3.G8" office:value-type="string">
            <text:p text:style-name="P6">□包含個人姓名、電話等私人資料<text:line-break/>□包含個人肖像，<text:line-break/>影中人仍在世<text:line-break/>□包含個人肖像，<text:line-break/>影中人已離世</text:p>
          </table:table-cell>
          <table:table-cell table:style-name="表格3.H8" office:value-type="string">
            <text:p text:style-name="P6">□簽署授權書<text:line-break/>□單位自行創作無授權疑慮<text:line-break/>□其他______</text:p>
          </table:table-cell>
          <table:table-cell table:style-name="表格3.I8" office:value-type="string">
            <text:p text:style-name="P9">□ CC-BY</text:p>
            <text:p text:style-name="P9">□ CC-BY-ND<text:line-break/>□ 其他____</text:p>
          </table:table-cell>
          <table:table-cell table:style-name="表格3.J8" office:value-type="string">
            <text:p text:style-name="P16"><text:span text:style-name="預設段落字型"><text:span text:style-name="T1">□ CC-BY-NC<text:line-break/>□公開瀏覽<text:line-break/>□ 其他____</text:span></text:span></text:p>
          </table:table-cell>
        </table:table-row>
        <table:table-row table:style-name="表格3.5">
          <table:covered-table-cell/>
          <table:table-cell table:style-name="表格3.B10" office:value-type="string">
            <text:p text:style-name="P1">□人物 □活動／事件 □作品／文物 □個人年表 □影音 □踏查路線 □組織 □空間資料 □無形文化資產<text:line-break/><text:soft-page-break/>□其他___________</text:p>
          </table:table-cell>
          <table:table-cell table:style-name="表格3.C10" office:value-type="string">
            <text:p text:style-name="P13">□生物生態與環境 □藝術與人文<text:line-break/>□民俗與宗教<text:line-break/>□空間地域與遷徙 <text:span text:style-name="T11">□</text:span>產業經濟<text:line-break/><text:soft-page-break/>□多元族群<text:line-break/><text:span text:style-name="T11">□</text:span>人物團體□其他__</text:p>
          </table:table-cell>
          <table:table-cell table:style-name="表格3.D10" office:value-type="string">
            <text:p text:style-name="P29"/>
          </table:table-cell>
          <table:table-cell table:style-name="表格3.E10" office:value-type="string">
            <text:p text:style-name="範例文字"/>
          </table:table-cell>
          <table:table-cell table:style-name="表格3.F8" office:value-type="string">
            <text:p text:style-name="P8">□自有素材</text:p>
            <text:p text:style-name="P8">□物品借用<text:line-break/>□新拍訪談<text:line-break/>□預計與__單位借調資料<text:line-break/><text:soft-page-break/>□其他______</text:p>
          </table:table-cell>
          <table:table-cell table:style-name="表格3.G8" office:value-type="string">
            <text:p text:style-name="P6">□包含個人姓名、電話等私人資料<text:line-break/>□包含個人肖像，<text:line-break/>影中人仍在世<text:line-break/>□包含個人肖像，<text:line-break/><text:soft-page-break/>影中人已離世</text:p>
          </table:table-cell>
          <table:table-cell table:style-name="表格3.H8" office:value-type="string">
            <text:p text:style-name="P6">□簽署授權書<text:line-break/>□單位自行創作無授權疑慮<text:line-break/>□其他______</text:p>
          </table:table-cell>
          <table:table-cell table:style-name="表格3.I8" office:value-type="string">
            <text:p text:style-name="P9">□ CC-BY</text:p>
            <text:p text:style-name="P9">□ CC-BY-ND<text:line-break/>□ 其他____</text:p>
          </table:table-cell>
          <table:table-cell table:style-name="表格3.J8" office:value-type="string">
            <text:p text:style-name="P16"><text:span text:style-name="預設段落字型"><text:span text:style-name="T1">□ CC-BY-NC<text:line-break/>□公開瀏覽<text:line-break/>□ 其他____</text:span></text:span></text:p>
          </table:table-cell>
        </table:table-row>
        <table:table-row table:style-name="表格3.5">
          <table:table-cell table:style-name="表格3.A11" table:number-columns-spanned="4" office:value-type="string">
            <text:p text:style-name="P25">主題小計</text:p>
          </table:table-cell>
          <table:covered-table-cell/>
          <table:covered-table-cell/>
          <table:covered-table-cell/>
          <table:table-cell table:style-name="表格3.E11" office:value-type="string">
            <text:p text:style-name="P34">筆</text:p>
          </table:table-cell>
          <table:table-cell table:style-name="表格3.F8" office:value-type="string">
            <text:p text:style-name="P8"/>
          </table:table-cell>
          <table:table-cell table:style-name="表格3.G8" office:value-type="string">
            <text:p text:style-name="P6"/>
          </table:table-cell>
          <table:table-cell table:style-name="表格3.H8" office:value-type="string">
            <text:p text:style-name="P6"/>
          </table:table-cell>
          <table:table-cell table:style-name="表格3.I8" office:value-type="string">
            <text:p text:style-name="P24"><text:s/>CC-BY<text:span text:style-name="T3"> </text:span><text:span text:style-name="預設段落字型">___筆</text:span></text:p>
            <text:p text:style-name="P9">CC-BY-ND <text:span text:style-name="預設段落字型">___筆</text:span><text:line-break/>其他___ _<text:span text:style-name="預設段落字型">___筆</text:span></text:p>
          </table:table-cell>
          <table:table-cell table:style-name="表格3.J8" office:value-type="string">
            <text:p text:style-name="P16"><text:span text:style-name="預設段落字型"><text:span text:style-name="T1">CC-BY-NC ___筆 公開瀏覽 ___筆<text:line-break/>其他____ ___筆</text:span></text:span></text:p>
          </table:table-cell>
        </table:table-row>
        <table:table-row table:style-name="表格3.5">
          <table:table-cell table:style-name="表格3.A12" table:number-columns-spanned="4" office:value-type="string">
            <text:p text:style-name="P25">本案總計</text:p>
          </table:table-cell>
          <table:covered-table-cell/>
          <table:covered-table-cell/>
          <table:covered-table-cell/>
          <table:table-cell table:style-name="表格3.E12" office:value-type="string">
            <text:p text:style-name="P34">筆</text:p>
          </table:table-cell>
          <table:table-cell table:style-name="表格3.F8" office:value-type="string">
            <text:p text:style-name="P8"/>
          </table:table-cell>
          <table:table-cell table:style-name="表格3.G8" office:value-type="string">
            <text:p text:style-name="P6"/>
          </table:table-cell>
          <table:table-cell table:style-name="表格3.H8" office:value-type="string">
            <text:p text:style-name="P6"/>
          </table:table-cell>
          <table:table-cell table:style-name="表格3.I8" office:value-type="string">
            <text:p text:style-name="P24"><text:s/>CC-BY<text:span text:style-name="T3"> </text:span><text:span text:style-name="預設段落字型">___筆</text:span></text:p>
            <text:p text:style-name="P9">CC-BY-ND <text:span text:style-name="預設段落字型">___筆</text:span><text:line-break/>其他___ _<text:span text:style-name="預設段落字型">___筆</text:span></text:p>
          </table:table-cell>
          <table:table-cell table:style-name="表格3.J8" office:value-type="string">
            <text:p text:style-name="P16"><text:span text:style-name="預設段落字型"><text:span text:style-name="T1">CC-BY-NC ___筆 公開瀏覽 ___筆<text:line-break/>其他____ ___筆</text:span></text:span></text:p>
          </table:table-cell>
        </table:table-row>
      </table:table>
      <text:p text:style-name="P30">（本表請依照實際情形調整，可自行增減列）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column table:style-name="表格2.G"/>
        <table:table-column table:style-name="表格2.A"/>
        <table:table-column table:style-name="表格2.F"/>
        <table:table-column table:style-name="表格2.J"/>
        <table:table-row table:style-name="表格2.1">
          <table:table-cell table:style-name="表格2.A1" table:number-columns-spanned="10" office:value-type="string">
            <text:p text:style-name="P22">預計收存數位物件與權利盤點表<text:span text:style-name="T9">（填寫範例）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">
          <table:table-cell table:style-name="表格2.A1" office:value-type="string">
            <text:p text:style-name="P15">計畫名稱</text:p>
          </table:table-cell>
          <table:table-cell table:style-name="表格2.A1" table:number-columns-spanned="9" office:value-type="string">
            <text:p text:style-name="P19"><text:span text:style-name="T9">（請填寫計畫全銜）</text:span>台灣軌道勞動生命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">
          <table:table-cell table:style-name="表格2.A1" office:value-type="string">
            <text:p text:style-name="P15">申請單位</text:p>
          </table:table-cell>
          <table:table-cell table:style-name="表格2.A1" table:number-columns-spanned="9" office:value-type="string">
            <text:p text:style-name="P19"><text:span text:style-name="T9">（請填寫單位全銜）</text:span>財團法人台灣軌道勞動基金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">
          <table:table-cell table:style-name="表格2.A1" office:value-type="string">
            <text:p text:style-name="P14">主題</text:p>
          </table:table-cell>
          <table:table-cell table:style-name="表格2.A1" office:value-type="string">
            <text:p text:style-name="P14">預計收存資料形態</text:p>
          </table:table-cell>
          <table:table-cell table:style-name="表格2.A1" office:value-type="string">
            <text:p text:style-name="P14">國家文化記憶庫<text:line-break/>主題類型（可複選）</text:p>
          </table:table-cell>
          <table:table-cell table:style-name="表格2.D4" office:value-type="string">
            <text:p text:style-name="P14">預計收存<text:line-break/>數位物件內容<text:line-break/></text:p>
          </table:table-cell>
          <table:table-cell table:style-name="表格2.A1" office:value-type="string">
            <text:p text:style-name="P14">預估<text:line-break/>筆數</text:p>
          </table:table-cell>
          <table:table-cell table:style-name="表格2.A1" office:value-type="string">
            <text:p text:style-name="P14">資料來源</text:p>
          </table:table-cell>
          <table:table-cell table:style-name="表格2.A1" office:value-type="string">
            <text:p text:style-name="P14">欲收存項目<text:line-break/>是否涉及<text:line-break/>個資/肖像權</text:p>
          </table:table-cell>
          <table:table-cell table:style-name="表格2.A1" office:value-type="string">
            <text:p text:style-name="P14">資料權利<text:line-break/>預計取得方式</text:p>
          </table:table-cell>
          <table:table-cell table:style-name="表格2.A1" office:value-type="string">
            <text:p text:style-name="P14">詮釋資料<text:line-break/>評估開授權情況</text:p>
          </table:table-cell>
          <table:table-cell table:style-name="表格2.A1" office:value-type="string">
            <text:p text:style-name="P14">數位物件及小圖<text:line-break/>評估開放<text:line-break/>公眾授權情形</text:p>
          </table:table-cell>
        </table:table-row>
        <table:table-row table:style-name="表格2.5">
          <table:table-cell table:style-name="表格2.A1" table:number-rows-spanned="3" office:value-type="string">
            <text:p text:style-name="範例文字">臺北機廠勞工記憶</text:p>
          </table:table-cell>
          <table:table-cell table:style-name="表格2.A1" office:value-type="string">
            <text:p text:style-name="P2">□人物 □活動／事件 <text:span text:style-name="T5">■</text:span>作品／文物 □個人年表 □影音 □踏查路線 □組織 □空間資料 □無形文化資產<text:line-break/>□其他___________</text:p>
          </table:table-cell>
          <table:table-cell table:style-name="表格2.A1" office:value-type="string">
            <text:p text:style-name="P11">□生物生態與環境 <text:span text:style-name="T5">■</text:span>藝術與人文<text:line-break/>□民俗與宗教<text:line-break/>□空間地域與遷徙 <text:span text:style-name="T5">■</text:span>產業經濟<text:line-break/>□多元族群<text:line-break/>□人物團體□其他__</text:p>
          </table:table-cell>
          <table:table-cell table:style-name="表格2.D5" office:value-type="string">
            <text:p text:style-name="P27">勞工自製<text:line-break/>工藝品（立體物件）</text:p>
          </table:table-cell>
          <table:table-cell table:style-name="表格2.E5" office:value-type="string">
            <text:p text:style-name="P18">30</text:p>
          </table:table-cell>
          <table:table-cell table:style-name="表格2.F5" office:value-type="string">
            <text:p text:style-name="P8">□自有素材</text:p>
            <text:p text:style-name="P36"><text:span text:style-name="T5">■</text:span>物品借用<text:line-break/>□新拍訪談<text:line-break/>□預計與__單位借調資料<text:line-break/>□其他______</text:p>
          </table:table-cell>
          <table:table-cell table:style-name="表格2.G5" office:value-type="string">
            <text:p text:style-name="P7"><text:span text:style-name="T5">■</text:span>包含個人姓名、電話等私人資料<text:line-break/>□包含個人肖像，<text:line-break/>影中人仍在世<text:line-break/>□包含個人肖像，<text:line-break/>影中人已離世</text:p>
          </table:table-cell>
          <table:table-cell table:style-name="表格2.H5" office:value-type="string">
            <text:p text:style-name="P35"><text:span text:style-name="T5">■</text:span>簽署授權書<text:line-break/>□單位自行創作無授權疑慮<text:line-break/>□其他______</text:p>
          </table:table-cell>
          <table:table-cell table:style-name="表格2.I5" office:value-type="string">
            <text:p text:style-name="P10"><text:span text:style-name="T5">■</text:span>CC-BY</text:p>
            <text:p text:style-name="P9">□ CC-BY-ND<text:line-break/>□ 其他____</text:p>
          </table:table-cell>
          <table:table-cell table:style-name="表格2.J5" office:value-type="string">
            <text:p text:style-name="P17"><text:span text:style-name="預設段落字型"><text:span text:style-name="T7">■</text:span></text:span><text:span text:style-name="預設段落字型"><text:span text:style-name="T1"> CC-BY-NC<text:line-break/>□公開瀏覽<text:line-break/>□ 其他____</text:span></text:span></text:p>
          </table:table-cell>
        </table:table-row>
        <table:table-row table:style-name="表格2.5">
          <table:covered-table-cell/>
          <table:table-cell table:style-name="表格2.A1" office:value-type="string">
            <text:p text:style-name="P5">□人物 □活動／事件 <text:span text:style-name="T5">■</text:span>作品／文物 □個人年表 □影音 □踏查路線 □組織 □空間資料 □無形文化資產<text:line-break/>□其他___________</text:p>
          </table:table-cell>
          <table:table-cell table:style-name="表格2.A1" office:value-type="string">
            <text:p text:style-name="P11">□生物生態與環境 □藝術與人文<text:line-break/>□民俗與宗教<text:line-break/>□空間地域與遷徙 <text:span text:style-name="T5">■</text:span>產業經濟<text:line-break/>□多元族群<text:line-break/><text:span text:style-name="T5">■</text:span>人物團體□其他__</text:p>
          </table:table-cell>
          <table:table-cell table:style-name="表格2.D4" office:value-type="string">
            <text:p text:style-name="P28"><text:span text:style-name="T10">○○○、○○○、○○○、○○○、○○○、○○○</text:span>勞工提供老照片（老照片）<text:line-break/><text:span text:style-name="T10">○○工會記錄（老照片）</text:span></text:p>
          </table:table-cell>
          <table:table-cell table:style-name="表格2.A1" office:value-type="string">
            <text:p text:style-name="P20">50</text:p>
          </table:table-cell>
          <table:table-cell table:style-name="表格2.F6" office:value-type="string">
            <text:p text:style-name="P36"><text:span text:style-name="T5">■</text:span>自有素材</text:p>
            <text:p text:style-name="P8">□物品借用<text:line-break/>□新拍訪談<text:line-break/>□預計與__單位借調資料<text:line-break/>□其他______</text:p>
          </table:table-cell>
          <table:table-cell table:style-name="表格2.G6" office:value-type="string">
            <text:p text:style-name="P6">□包含個人姓名、電話等私人資料<text:line-break/>□包含個人肖像，<text:line-break/>影中人仍在世<text:line-break/>□包含個人肖像，<text:line-break/>影中人已離世</text:p>
          </table:table-cell>
          <table:table-cell table:style-name="表格2.H6" office:value-type="string">
            <text:p text:style-name="P35"><text:span text:style-name="T5">■</text:span>簽署授權書<text:line-break/>□單位自行創作無授權疑慮<text:line-break/>□其他______</text:p>
          </table:table-cell>
          <table:table-cell table:style-name="表格2.I6" office:value-type="string">
            <text:p text:style-name="P10"><text:span text:style-name="T5">■</text:span> CC-BY</text:p>
            <text:p text:style-name="P9">□ CC-BY-ND<text:line-break/>□ 其他____</text:p>
          </table:table-cell>
          <table:table-cell table:style-name="表格2.J6" office:value-type="string">
            <text:p text:style-name="P17"><text:span text:style-name="預設段落字型"><text:span text:style-name="T7">■</text:span></text:span><text:span text:style-name="預設段落字型"><text:span text:style-name="T1"> CC-BY-NC<text:line-break/>□公開瀏覽<text:line-break/>□ 其他____</text:span></text:span></text:p>
          </table:table-cell>
        </table:table-row>
        <table:table-row table:style-name="表格2.5">
          <table:covered-table-cell/>
          <table:table-cell table:style-name="表格2.A1" office:value-type="string">
            <text:p text:style-name="P1">□人物 □活動／事件 □作品／文物 □個人年表 □影音 □踏查路線 □組織 □空間資料 □無形文化資產<text:line-break/>□其他___________</text:p>
          </table:table-cell>
          <table:table-cell table:style-name="表格2.A1" office:value-type="string">
            <text:p text:style-name="P12">□生物生態與環境 □藝術與人文<text:line-break/>□民俗與宗教<text:line-break/>□空間地域與遷徙 <text:span text:style-name="T5">■</text:span>產業經濟<text:line-break/>□多元族群<text:line-break/>□人物團體□其他__</text:p>
          </table:table-cell>
          <table:table-cell table:style-name="表格2.D4" office:value-type="string">
            <text:p text:style-name="範例文字">北廠工序指標（現地踏查）、工序文件（老文件）、康樂室目錄（老文件）</text:p>
          </table:table-cell>
          <table:table-cell table:style-name="表格2.A1" office:value-type="string">
            <text:p text:style-name="範例文字">120</text:p>
          </table:table-cell>
          <table:table-cell table:style-name="表格2.F7" office:value-type="string">
            <text:p text:style-name="P36"><text:span text:style-name="T5">■</text:span>自有素材</text:p>
            <text:p text:style-name="P8">□物品借用<text:line-break/>□新拍訪談<text:line-break/>□預計與__單位借調資料<text:line-break/>□其他______</text:p>
          </table:table-cell>
          <table:table-cell table:style-name="表格2.G7" office:value-type="string">
            <text:p text:style-name="P35">□包含個人姓名、電話等私人資料<text:line-break/><text:span text:style-name="T5">■</text:span>包含個人肖像，<text:line-break/>影中人仍在世<text:line-break/>□包含個人肖像，<text:line-break/>影中人已離世</text:p>
          </table:table-cell>
          <table:table-cell table:style-name="表格2.H7" office:value-type="string">
            <text:p text:style-name="P35"><text:span text:style-name="T5">■</text:span>簽署授權書<text:line-break/>□單位自行創作無授權疑慮<text:line-break/>□其他______</text:p>
          </table:table-cell>
          <table:table-cell table:style-name="表格2.I7" office:value-type="string">
            <text:p text:style-name="P10"><text:span text:style-name="T5">■ </text:span>CC-BY</text:p>
            <text:p text:style-name="P9">□ CC-BY-ND<text:line-break/>□ 其他____</text:p>
          </table:table-cell>
          <table:table-cell table:style-name="表格2.J7" office:value-type="string">
            <text:p text:style-name="P17"><text:span text:style-name="預設段落字型"><text:span text:style-name="T7">■</text:span></text:span><text:span text:style-name="預設段落字型"><text:span text:style-name="T1"> CC-BY-NC<text:line-break/>□公開瀏覽<text:line-break/>□ 其他____</text:span></text:span></text:p>
          </table:table-cell>
        </table:table-row>
        <table:table-row table:style-name="表格2.5">
          <table:table-cell table:style-name="表格2.A8" table:number-columns-spanned="4" office:value-type="string">
            <text:p text:style-name="P25">主題小計</text:p>
          </table:table-cell>
          <table:covered-table-cell/>
          <table:covered-table-cell/>
          <table:covered-table-cell/>
          <table:table-cell table:style-name="表格2.E8" office:value-type="string">
            <text:p text:style-name="P33">200</text:p>
          </table:table-cell>
          <table:table-cell table:style-name="表格2.F8" office:value-type="string">
            <text:p text:style-name="P8"/>
          </table:table-cell>
          <table:table-cell table:style-name="表格2.G8" office:value-type="string">
            <text:p text:style-name="P6"/>
          </table:table-cell>
          <table:table-cell table:style-name="表格2.H8" office:value-type="string">
            <text:p text:style-name="P6"/>
          </table:table-cell>
          <table:table-cell table:style-name="表格2.I8" office:value-type="string">
            <text:p text:style-name="P24"><text:s/>CC-BY<text:span text:style-name="T3"> </text:span><text:span text:style-name="T8">110</text:span><text:span text:style-name="預設段落字型">筆</text:span></text:p>
            <text:p text:style-name="P9">CC-BY-ND <text:span text:style-name="預設段落字型">___筆</text:span><text:line-break/>其他___ _<text:span text:style-name="預設段落字型">___筆</text:span></text:p>
          </table:table-cell>
          <table:table-cell table:style-name="表格2.J8" office:value-type="string">
            <text:p text:style-name="P16"><text:span text:style-name="預設段落字型"><text:span text:style-name="T1">CC-BY-NC </text:span></text:span><text:span text:style-name="預設段落字型"><text:span text:style-name="T4">110</text:span></text:span><text:span text:style-name="預設段落字型"><text:span text:style-name="T1">筆 公開瀏覽 ___筆<text:line-break/>其他____ ___筆</text:span></text:span></text:p>
          </table:table-cell>
        </table:table-row>
        <table:table-row table:style-name="表格2.5">
          <table:table-cell table:style-name="表格2.A11" table:number-rows-spanned="3" office:value-type="string">
            <text:p text:style-name="P31">糖鐵甜甜記憶</text:p>
          </table:table-cell>
          <table:table-cell table:style-name="表格2.B11" office:value-type="string">
            <text:p text:style-name="P3">□人物 □活動／事件 <text:span text:style-name="T5">■</text:span>作品／文物 □個人年表 □影音 □踏查路線 □組織 □空間資料 □無形文化資產<text:line-break/>□其他___________</text:p>
          </table:table-cell>
          <table:table-cell table:style-name="表格2.C11" office:value-type="string">
            <text:p text:style-name="P12">□生物生態與環境 □藝術與人文<text:line-break/>□民俗與宗教<text:line-break/><text:span text:style-name="T5">■</text:span>空間地域與遷徙 <text:span text:style-name="T5">■</text:span>產業經濟<text:line-break/>□多元族群<text:line-break/>□人物團體□其他__</text:p>
          </table:table-cell>
          <table:table-cell table:style-name="表格2.D11" office:value-type="string">
            <text:p text:style-name="範例文字">糖鐵路線圖（古地圖）</text:p>
          </table:table-cell>
          <table:table-cell table:style-name="表格2.E11" office:value-type="string">
            <text:p text:style-name="範例文字">30</text:p>
          </table:table-cell>
          <table:table-cell table:style-name="表格2.F8" office:value-type="string">
            <text:p text:style-name="P36"><text:span text:style-name="T5">■</text:span>自有素材</text:p>
            <text:p text:style-name="P8">□物品借用<text:line-break/>□新拍訪談<text:line-break/>□預計與__單位借調資料<text:line-break/>□其他______</text:p>
          </table:table-cell>
          <table:table-cell table:style-name="表格2.G8" office:value-type="string">
            <text:p text:style-name="P35">□包含個人姓名、電話等私人資料<text:line-break/><text:span text:style-name="T5">■</text:span>包含個人肖像，<text:line-break/>影中人仍在世<text:line-break/>□包含個人肖像，<text:line-break/>影中人已離世</text:p>
          </table:table-cell>
          <table:table-cell table:style-name="表格2.H8" office:value-type="string">
            <text:p text:style-name="P35"><text:span text:style-name="T5">■</text:span>簽署授權書<text:line-break/>□單位自行創作無授權疑慮<text:line-break/>□其他______</text:p>
          </table:table-cell>
          <table:table-cell table:style-name="表格2.I8" office:value-type="string">
            <text:p text:style-name="P10"><text:span text:style-name="T5">■ </text:span>CC-BY</text:p>
            <text:p text:style-name="P9">□ CC-BY-ND<text:line-break/>□ 其他____</text:p>
          </table:table-cell>
          <table:table-cell table:style-name="表格2.J8" office:value-type="string">
            <text:p text:style-name="P17"><text:span text:style-name="預設段落字型"><text:span text:style-name="T7">■</text:span></text:span><text:span text:style-name="預設段落字型"><text:span text:style-name="T1"> CC-BY-NC<text:line-break/>□公開瀏覽<text:line-break/>□ 其他____</text:span></text:span></text:p>
          </table:table-cell>
        </table:table-row>
        <table:table-row table:style-name="表格2.5">
          <table:covered-table-cell/>
          <table:table-cell table:style-name="表格2.B11" office:value-type="string">
            <text:p text:style-name="P3"><text:span text:style-name="T5">■</text:span>人物 □活動／事件 □作品／文物 □個人年表 □影音 □踏查路線 □組織 □空間<text:soft-page-break/>資料 □無形文化資產<text:line-break/>□其他___________</text:p>
          </table:table-cell>
          <table:table-cell table:style-name="表格2.C11" office:value-type="string">
            <text:p text:style-name="P12">□生物生態與環境 □藝術與人文<text:line-break/>□民俗與宗教<text:line-break/>□空間地域與遷徙 <text:soft-page-break/><text:span text:style-name="T5">■</text:span>產業經濟<text:line-break/>□多元族群<text:line-break/>□人物團體□其他__</text:p>
          </table:table-cell>
          <table:table-cell table:style-name="表格2.D11" office:value-type="string">
            <text:p text:style-name="P29"><text:span text:style-name="T10">○○○、○○○</text:span><text:span text:style-name="T6">、○○○、○○○</text:span><text:span text:style-name="T3">勞</text:span>工提供個人老照片<text:soft-page-break/>（老照片）</text:p>
          </table:table-cell>
          <table:table-cell table:style-name="表格2.E11" office:value-type="string">
            <text:p text:style-name="範例文字">50</text:p>
          </table:table-cell>
          <table:table-cell table:style-name="表格2.F8" office:value-type="string">
            <text:p text:style-name="P36"><text:span text:style-name="T5">■</text:span>自有素材</text:p>
            <text:p text:style-name="P8">□物品借用<text:line-break/>□新拍訪談<text:line-break/>□預計與__單位<text:soft-page-break/>借調資料<text:line-break/>□其他______</text:p>
          </table:table-cell>
          <table:table-cell table:style-name="表格2.G8" office:value-type="string">
            <text:p text:style-name="P35">□包含個人姓名、電話等私人資料<text:line-break/><text:span text:style-name="T5">■</text:span>包含個人肖像，<text:line-break/>影中人仍在世<text:line-break/><text:soft-page-break/>□包含個人肖像，<text:line-break/>影中人已離世</text:p>
          </table:table-cell>
          <table:table-cell table:style-name="表格2.H8" office:value-type="string">
            <text:p text:style-name="P35"><text:span text:style-name="T5">■</text:span>簽署授權書<text:line-break/>□單位自行創作無授權疑慮<text:line-break/>□其他______</text:p>
          </table:table-cell>
          <table:table-cell table:style-name="表格2.I8" office:value-type="string">
            <text:p text:style-name="P10"><text:span text:style-name="T5">■</text:span> CC-BY</text:p>
            <text:p text:style-name="P9">□ CC-BY-ND<text:line-break/>□ 其他____</text:p>
          </table:table-cell>
          <table:table-cell table:style-name="表格2.J8" office:value-type="string">
            <text:p text:style-name="P17"><text:span text:style-name="預設段落字型"><text:span text:style-name="T7">■</text:span></text:span><text:span text:style-name="預設段落字型"><text:span text:style-name="T1"> CC-BY-NC<text:line-break/>□公開瀏覽<text:line-break/>□ 其他____</text:span></text:span></text:p>
          </table:table-cell>
        </table:table-row>
        <table:table-row table:style-name="表格2.5">
          <table:covered-table-cell/>
          <table:table-cell table:style-name="表格2.B11" office:value-type="string">
            <text:p text:style-name="P3">□人物 <text:span text:style-name="T5">■</text:span>活動／事件 □作品／文物 □個人年表 □影音 □踏查路線 □組織 □空間資料 □無形文化資產<text:line-break/>□其他___________</text:p>
          </table:table-cell>
          <table:table-cell table:style-name="表格2.C11" office:value-type="string">
            <text:p text:style-name="P12">□生物生態與環境 □藝術與人文<text:line-break/><text:span text:style-name="T5">■</text:span>民俗與宗教<text:line-break/>□空間地域與遷徙 □產業經濟<text:line-break/>□多元族群<text:line-break/>□人物團體□其他__</text:p>
          </table:table-cell>
          <table:table-cell table:style-name="表格2.D11" office:value-type="string">
            <text:p text:style-name="範例文字">糖廠中宗教信仰、祭祀記錄（老文件）</text:p>
          </table:table-cell>
          <table:table-cell table:style-name="表格2.E11" office:value-type="string">
            <text:p text:style-name="範例文字">30</text:p>
          </table:table-cell>
          <table:table-cell table:style-name="表格2.F8" office:value-type="string">
            <text:p text:style-name="P36"><text:span text:style-name="T5">■</text:span>自有素材</text:p>
            <text:p text:style-name="P8">□物品借用<text:line-break/>□新拍訪談<text:line-break/>□預計與__單位借調資料<text:line-break/>□其他______</text:p>
          </table:table-cell>
          <table:table-cell table:style-name="表格2.G8" office:value-type="string">
            <text:p text:style-name="P35">□包含個人姓名、電話等私人資料<text:line-break/><text:span text:style-name="T5">■</text:span>包含個人肖像，<text:line-break/>影中人仍在世<text:line-break/>□包含個人肖像，<text:line-break/>影中人已離世</text:p>
          </table:table-cell>
          <table:table-cell table:style-name="表格2.H8" office:value-type="string">
            <text:p text:style-name="P35"><text:span text:style-name="T5">■</text:span>簽署授權書<text:line-break/>□單位自行創作無授權疑慮<text:line-break/>□其他______</text:p>
          </table:table-cell>
          <table:table-cell table:style-name="表格2.I8" office:value-type="string">
            <text:p text:style-name="P10"><text:span text:style-name="T5">■</text:span> CC-BY</text:p>
            <text:p text:style-name="P9">□ CC-BY-ND<text:line-break/>□ 其他____</text:p>
          </table:table-cell>
          <table:table-cell table:style-name="表格2.J8" office:value-type="string">
            <text:p text:style-name="P17"><text:span text:style-name="預設段落字型"><text:span text:style-name="T7">■</text:span></text:span><text:span text:style-name="預設段落字型"><text:span text:style-name="T1"> CC-BY-NC<text:line-break/>□公開瀏覽<text:line-break/>□ 其他____</text:span></text:span></text:p>
          </table:table-cell>
        </table:table-row>
        <table:table-row table:style-name="表格2.5">
          <table:table-cell table:style-name="表格2.A12" table:number-columns-spanned="4" office:value-type="string">
            <text:p text:style-name="P25">主題小計</text:p>
          </table:table-cell>
          <table:covered-table-cell/>
          <table:covered-table-cell/>
          <table:covered-table-cell/>
          <table:table-cell table:style-name="表格2.E12" office:value-type="string">
            <text:p text:style-name="P32">110</text:p>
          </table:table-cell>
          <table:table-cell table:style-name="表格2.F8" office:value-type="string">
            <text:p text:style-name="P8"/>
          </table:table-cell>
          <table:table-cell table:style-name="表格2.G8" office:value-type="string">
            <text:p text:style-name="P6"/>
          </table:table-cell>
          <table:table-cell table:style-name="表格2.H8" office:value-type="string">
            <text:p text:style-name="P6"/>
          </table:table-cell>
          <table:table-cell table:style-name="表格2.I8" office:value-type="string">
            <text:p text:style-name="P24"><text:s/>CC-BY<text:span text:style-name="T3"> </text:span><text:span text:style-name="T8">110</text:span><text:span text:style-name="預設段落字型">筆</text:span></text:p>
            <text:p text:style-name="P9">CC-BY-ND <text:span text:style-name="預設段落字型">___筆</text:span><text:line-break/>其他___ _<text:span text:style-name="預設段落字型">___筆</text:span></text:p>
          </table:table-cell>
          <table:table-cell table:style-name="表格2.J8" office:value-type="string">
            <text:p text:style-name="P16"><text:span text:style-name="預設段落字型"><text:span text:style-name="T1">CC-BY-NC </text:span></text:span><text:span text:style-name="預設段落字型"><text:span text:style-name="T4">110</text:span></text:span><text:span text:style-name="預設段落字型"><text:span text:style-name="T1">筆 公開瀏覽 ___筆<text:line-break/>其他____ ___筆</text:span></text:span></text:p>
          </table:table-cell>
        </table:table-row>
        <table:table-row table:style-name="表格2.5">
          <table:table-cell table:style-name="表格2.A13" table:number-columns-spanned="4" office:value-type="string">
            <text:p text:style-name="P25">本案總計</text:p>
          </table:table-cell>
          <table:covered-table-cell/>
          <table:covered-table-cell/>
          <table:covered-table-cell/>
          <table:table-cell table:style-name="表格2.E13" office:value-type="string">
            <text:p text:style-name="P33">310</text:p>
          </table:table-cell>
          <table:table-cell table:style-name="表格2.F8" office:value-type="string">
            <text:p text:style-name="P8"/>
          </table:table-cell>
          <table:table-cell table:style-name="表格2.G8" office:value-type="string">
            <text:p text:style-name="P6"/>
          </table:table-cell>
          <table:table-cell table:style-name="表格2.H8" office:value-type="string">
            <text:p text:style-name="P6"/>
          </table:table-cell>
          <table:table-cell table:style-name="表格2.I8" office:value-type="string">
            <text:p text:style-name="P24"><text:s/>CC-BY <text:span text:style-name="T8">310</text:span><text:span text:style-name="預設段落字型">筆</text:span></text:p>
            <text:p text:style-name="P9">CC-BY-ND <text:span text:style-name="預設段落字型">___筆</text:span><text:line-break/>其他___ _<text:span text:style-name="預設段落字型">___筆</text:span></text:p>
          </table:table-cell>
          <table:table-cell table:style-name="表格2.J8" office:value-type="string">
            <text:p text:style-name="P16"><text:span text:style-name="預設段落字型"><text:span text:style-name="T1">CC-BY-NC </text:span></text:span><text:span text:style-name="預設段落字型"><text:span text:style-name="T4">310</text:span></text:span><text:span text:style-name="預設段落字型"><text:span text:style-name="T1">筆 公開瀏覽 ___筆<text:line-break/>其他____ ___筆</text:span></text:span>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/>
    <style:font-face style:name="標楷體1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class="text">
      <style:paragraph-properties fo:line-height="100%" fo:text-align="center" style:justify-single-word="false" fo:orphans="2" fo:widows="2" fo:hyphenation-ladder-count="no-limit"/>
      <style:text-properties fo:color="#ec9ba4" style:font-name="標楷體1" fo:font-family="標楷體" style:font-family-generic="script" style:font-pitch="fixed" fo:font-size="10pt" officeooo:rsid="000ab029" style:letter-kerning="false" style:font-name-asian="標楷體1" style:font-family-asian="標楷體" style:font-family-generic-asian="script" style:font-pitch-asian="fixed" style:font-size-asian="10pt" style:font-name-complex="新細明體" style:font-family-complex="新細明體" style:font-family-generic-complex="roman" style:font-pitch-complex="variable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範例文字" style:family="paragraph" style:parent-style-name="Text_20_body">
      <style:text-properties fo:font-weight="bold" style:font-weight-asian="bold" style:font-weight-complex="bold"/>
    </style:style>
    <style:style style:name="預設段落字型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3.175cm" fo:margin-bottom="3.175cm" fo:margin-left="2.54cm" fo:margin-right="2.54cm" style:writing-mode="lr-tb" style:layout-grid-color="#c0c0c0" style:layout-grid-lines="50" style:layout-grid-base-height="0.293cm" style:layout-grid-ruby-height="0.035cm" style:layout-grid-mode="line" style:layout-grid-ruby-below="false" style:layout-grid-print="false" style:layout-grid-display="false" style:layout-grid-base-width="0.17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title/>
    <dc:description/>
    <dc:subject/>
    <meta:initial-creator>劉俊彥</meta:initial-creator>
    <dc:creator>劉 俊彥</dc:creator>
    <meta:creation-date>2019-08-19T02:13:00Z</meta:creation-date>
    <dc:date>2019-08-23T16:07:25.828000000</dc:date>
    <meta:editing-cycles>8</meta:editing-cycles>
    <meta:editing-duration>PT1H45M19S</meta:editing-duration>
    <meta:printed-by>劉 俊彥</meta:printed-by>
    <meta:print-date>2019-08-23T14:28:45.227000000</meta:print-date>
    <meta:document-statistic meta:table-count="2" meta:image-count="0" meta:object-count="0" meta:page-count="6" meta:paragraph-count="177" meta:word-count="2962" meta:character-count="4165" meta:non-whitespace-character-count="3731"/>
    <meta:template xlink:type="simple" xlink:actuate="onRequest" xlink:title="" xlink:href="Normal.dotm"/>
  </office:meta>
</office:document-meta>
</file>